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5B000002DF08DECA3D52BD1ECA.png" manifest:media-type="image/png"/>
  <manifest:file-entry manifest:full-path="Pictures/100000000000017A000000715D841BA3BF85832C.png" manifest:media-type="image/png"/>
  <manifest:file-entry manifest:full-path="Pictures/100008BC00003E5200004BF7B805CD413FC91EDC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variable"/>
    <style:font-face style:name="Inconsolata Light1" svg:font-family="'Inconsolata Light'" style:font-family-generic="modern" style:font-pitch="fixed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family-generic="modern" style:font-pitch="fixed"/>
    <style:font-face style:name="Inconsolata Medium1" svg:font-family="'Inconsolata Medium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fb270" draw:fill-color="#222220" draw:textarea-horizontal-align="justify" draw:textarea-vertical-align="middle" draw:auto-grow-height="false" fo:min-height="15.5cm" fo:min-width="27.5cm" style:writing-mode="lr-tb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6cm"/>
      <style:paragraph-properties style:writing-mode="lr-tb"/>
    </style:style>
    <style:style style:name="P1" style:family="paragraph">
      <loext:graphic-properties draw:fill-color="#222220"/>
      <style:paragraph-properties fo:text-align="center" style:writing-mode="lr-tb"/>
      <style:text-properties style:font-name="Inconsolata Light2" fo:font-size="346.5pt" style:font-size-asian="66pt" style:font-size-complex="66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Inconsolata Medium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8cm" svg:height="15.75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8cm" svg:height="2.5cm" svg:x="11.1cm" svg:y="9.4cm">
          <draw:text-box>
            <text:p text:style-name="P2"><text:span text:style-name="T1">:e parser.c</text:span></text:p>
          </draw:text-box>
        </draw:frame>
        <draw:frame draw:style-name="gr3" draw:text-style-name="P4" draw:layer="layout" svg:width="4.02cm" svg:height="4.9cm" svg:x="12.1cm" svg:y="3.5cm">
          <draw:image xlink:href="Pictures/100008BC00003E5200004BF7B805CD413FC91EDC.svg" xlink:type="simple" xlink:show="embed" xlink:actuate="onLoad" draw:mime-type="image/svg+xml">
            <text:p/>
          </draw:image>
          <draw:image xlink:href="Pictures/100000010000025B000002DF08DECA3D52BD1ECA.png" xlink:type="simple" xlink:show="embed" xlink:actuate="onLoad" draw:mime-type="image/png"/>
          <svg:title>neovim-mark@2x</svg:title>
        </draw:frame>
        <draw:frame draw:style-name="gr3" draw:text-style-name="P4" draw:layer="layout" svg:width="6.699cm" svg:height="2cm" svg:x="4.6cm" svg:y="9.8cm">
          <draw:image xlink:href="Pictures/100000000000017A000000715D841BA3BF8583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variable"/>
    <style:font-face style:name="Inconsolata Light1" svg:font-family="'Inconsolata Light'" style:font-family-generic="modern" style:font-pitch="fixed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family-generic="modern" style:font-pitch="fixed"/>
    <style:font-face style:name="Inconsolata Medium1" svg:font-family="'Inconsolata Medium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8cm" fo:margin-bottom="0cm" fo:text-indent="0cm"/>
      <style:text-properties fo:font-size="27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.100000381469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2cm" svg:height="2.63cm" svg:x="1.4cm" svg:y="0.624cm" presentation:class="title" presentation:placeholder="true">
        <draw:text-box/>
      </draw:frame>
      <draw:frame presentation:style-name="Padrão-outline1" draw:layer="backgroundobjects" svg:width="25.2cm" svg:height="9.135cm" svg:x="1.4cm" svg:y="3.68cm" presentation:class="outline" presentation:placeholder="true">
        <draw:text-box/>
      </draw:frame>
      <draw:frame presentation:style-name="Mpr1" draw:text-style-name="MP2" draw:layer="backgroundobjects" svg:width="6.524cm" svg:height="1.087cm" svg:x="1.4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7cm" svg:x="9.576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7cm" svg:x="20.076cm" svg:y="14.34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8:38:30.998000000</meta:creation-date>
    <dc:date>2023-12-30T19:33:57.994294007</dc:date>
    <meta:editing-duration>PT19M26S</meta:editing-duration>
    <meta:editing-cycles>21</meta:editing-cycles>
    <meta:generator>LibreOffice/7.5.5.2$Linux_X86_64 LibreOffice_project/50$Build-2</meta:generator>
    <meta:document-statistic meta:object-count="27"/>
  </office:meta>
</office:document-meta>
</file>